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3.796cm" fo:margin-right="3.51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6" style:family="paragraph" style:parent-style-name="Normal">
      <style:paragraph-properties fo:margin-left="0.212cm" fo:margin-right="0cm" fo:margin-top="0cm" fo:margin-bottom="0.13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7" style:family="paragraph" style:parent-style-name="Normal">
      <style:paragraph-properties fo:margin-left="1.409cm" fo:margin-right="0cm" fo:margin-top="0cm" fo:margin-bottom="0.26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8" style:family="paragraph" style:parent-style-name="Normal">
      <style:paragraph-properties fo:margin-left="0.79cm" fo:margin-right="0.633cm" fo:margin-top="0cm" fo:margin-bottom="0.23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9" style:family="paragraph" style:parent-style-name="Normal">
      <style:paragraph-properties fo:margin-left="1.517cm" fo:margin-right="0cm" fo:margin-top="0cm" fo:margin-bottom="0.32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0" style:family="paragraph" style:parent-style-name="Normal">
      <style:paragraph-properties fo:margin-left="2.771cm" fo:margin-right="0cm" fo:margin-top="0cm" fo:margin-bottom="0.23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1" style:family="paragraph" style:parent-style-name="Normal">
      <style:paragraph-properties fo:margin-left="4.253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2" style:family="paragraph" style:parent-style-name="Normal">
      <style:paragraph-properties fo:margin-left="0.79cm" fo:margin-right="0.626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3" style:family="paragraph" style:parent-style-name="Normal">
      <style:paragraph-properties fo:margin-left="0.166cm" fo:margin-right="0.009cm" fo:margin-top="0cm" fo:margin-bottom="0.194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4" style:family="paragraph" style:parent-style-name="Normal">
      <style:paragraph-properties fo:margin-left="0.79cm" fo:margin-right="0.642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5" style:family="paragraph" style:parent-style-name="Normal">
      <style:paragraph-properties fo:margin-left="0cm" fo:margin-right="0cm" fo:margin-top="0cm" fo:margin-bottom="0.13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9a56"/>
    </style:style>
    <style:style style:name="P16" style:family="paragraph" style:parent-style-name="Normal">
      <style:paragraph-properties fo:margin-left="0.166cm" fo:margin-right="0.009cm" fo:margin-top="0cm" fo:margin-bottom="0.194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53413"/>
    </style:style>
    <style:style style:name="P17" style:family="paragraph" style:parent-style-name="Normal">
      <style:paragraph-properties fo:margin-left="0.79cm" fo:margin-right="0.642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53413"/>
    </style:style>
    <style:style style:name="P18" style:family="paragraph" style:parent-style-name="Normal">
      <style:paragraph-properties fo:margin-left="1.207cm" fo:margin-right="0cm" fo:margin-top="0cm" fo:margin-bottom="0.326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6d78a"/>
    </style:style>
    <style:style style:name="P19" style:family="paragraph" style:parent-style-name="Normal">
      <style:paragraph-properties fo:margin-left="0cm" fo:margin-right="0.035cm" fo:margin-top="0cm" fo:margin-bottom="0.423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39a56"/>
    </style:style>
    <style:style style:name="P20" style:family="paragraph" style:parent-style-name="Normal">
      <style:paragraph-properties fo:margin-left="0.018cm" fo:margin-right="1.637cm" fo:margin-top="0cm" fo:margin-bottom="0.231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39a56"/>
    </style:style>
    <style:style style:name="P21" style:family="paragraph" style:parent-style-name="Normal">
      <style:paragraph-properties fo:margin-left="6.318cm" fo:margin-right="-0.085cm" fo:margin-top="0cm" fo:margin-bottom="0.245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9a56"/>
    </style:style>
    <style:style style:name="P22" style:family="paragraph" style:parent-style-name="Normal">
      <style:paragraph-properties fo:margin-left="6.318cm" fo:margin-right="-0.085cm" fo:margin-top="0cm" fo:margin-bottom="0.2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9a56"/>
    </style:style>
    <style:style style:name="P23" style:family="paragraph" style:parent-style-name="Normal">
      <style:paragraph-properties fo:margin-left="0.25cm" fo:margin-right="0cm" fo:margin-top="0cm" fo:margin-bottom="0.295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9a56"/>
    </style:style>
    <style:style style:name="P24" style:family="paragraph" style:parent-style-name="Normal">
      <style:paragraph-properties fo:margin-left="0cm" fo:margin-right="0cm" fo:margin-top="0cm" fo:margin-bottom="0.309cm" style:contextual-spacing="false" fo:line-height="107%" fo:text-align="start" style:justify-single-word="false" fo:text-indent="0cm" style:auto-text-indent="false">
        <style:tab-stops>
          <style:tab-stop style:position="3.189cm" style:type="center"/>
          <style:tab-stop style:position="7.966cm" style:type="center"/>
          <style:tab-stop style:position="10.107cm" style:type="center"/>
          <style:tab-stop style:position="14.527cm" style:type="center"/>
        </style:tab-stops>
      </style:paragraph-properties>
      <style:text-properties officeooo:paragraph-rsid="00439a56"/>
    </style:style>
    <style:style style:name="P25" style:family="paragraph" style:parent-style-name="Normal">
      <style:paragraph-properties fo:margin-left="0cm" fo:margin-right="0cm" fo:margin-top="0cm" fo:margin-bottom="0.309cm" style:contextual-spacing="false" fo:line-height="107%" fo:text-align="start" style:justify-single-word="false" fo:text-indent="0cm" style:auto-text-indent="false">
        <style:tab-stops>
          <style:tab-stop style:position="3.189cm" style:type="center"/>
          <style:tab-stop style:position="7.966cm" style:type="center"/>
          <style:tab-stop style:position="10.107cm" style:type="center"/>
          <style:tab-stop style:position="14.529cm" style:type="center"/>
        </style:tab-stops>
      </style:paragraph-properties>
      <style:text-properties officeooo:paragraph-rsid="00439a56"/>
    </style:style>
    <style:style style:name="P26" style:family="paragraph" style:parent-style-name="Normal">
      <style:paragraph-properties fo:margin-left="7.77cm" fo:margin-right="0.097cm" fo:margin-top="0cm" fo:margin-bottom="0.303cm" style:contextual-spacing="false" fo:text-indent="0cm" style:auto-text-indent="false">
        <style:tab-stops/>
      </style:paragraph-properties>
      <style:text-properties officeooo:paragraph-rsid="00439a56"/>
    </style:style>
    <style:style style:name="P27" style:family="paragraph" style:parent-style-name="Normal">
      <style:paragraph-properties fo:margin-left="1.771cm" fo:margin-right="0.097cm" fo:text-align="end" style:justify-single-word="false" fo:text-indent="0cm" style:auto-text-indent="false">
        <style:tab-stops/>
      </style:paragraph-properties>
      <style:text-properties officeooo:paragraph-rsid="0046d78a"/>
    </style:style>
    <style:style style:name="P28" style:family="paragraph" style:parent-style-name="Normal">
      <style:paragraph-properties fo:margin-left="0cm" fo:margin-right="0.097cm" fo:text-align="end" style:justify-single-word="false" fo:text-indent="0cm" style:auto-text-indent="false">
        <style:tab-stops/>
      </style:paragraph-properties>
      <style:text-properties officeooo:paragraph-rsid="0046d78a"/>
    </style:style>
    <style:style style:name="P29" style:family="paragraph" style:parent-style-name="Normal" style:master-page-name="First_20_Page">
      <style:paragraph-properties fo:margin-left="0.79cm" fo:margin-right="0.639cm" fo:margin-top="0cm" fo:margin-bottom="0.092cm" style:contextual-spacing="false" fo:line-height="107%" fo:text-align="center" style:justify-single-word="false" fo:text-indent="0cm" style:auto-text-indent="false" style:page-number="1">
        <style:tab-stops/>
      </style:paragraph-properties>
      <style:text-properties officeooo:paragraph-rsid="00439a56"/>
    </style:style>
    <style:style style:name="P30" style:family="paragraph" style:parent-style-name="Normal">
      <style:paragraph-properties fo:margin-left="9.081cm" fo:margin-right="0cm" fo:margin-top="0cm" fo:margin-bottom="0.11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b858b"/>
    </style:style>
    <style:style style:name="P31" style:family="paragraph" style:parent-style-name="Normal">
      <style:paragraph-properties fo:margin-left="0cm" fo:margin-right="0cm" fo:margin-top="0cm" fo:margin-bottom="0.111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b858b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officeooo:rsid="0046d78a" officeooo:paragraph-rsid="0047c4d6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36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style:font-name="Calibri1" fo:font-size="11pt" style:font-name-asian="Calibri1" style:font-size-asian="11pt" style:font-name-complex="Calibri1"/>
    </style:style>
    <style:style style:name="T4" style:family="text">
      <style:text-properties officeooo:rsid="00439a56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439a56" style:font-size-asian="14pt" style:font-size-complex="14pt"/>
    </style:style>
    <style:style style:name="T7" style:family="text">
      <style:text-properties fo:font-size="14pt" officeooo:rsid="00453413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453413"/>
    </style:style>
    <style:style style:name="T10" style:family="text">
      <style:text-properties officeooo:rsid="0046d78a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46d78a"/>
    </style:style>
    <style:style style:name="T14" style:family="text">
      <style:text-properties officeooo:rsid="004b858b"/>
    </style:style>
    <style:style style:name="T15" style:family="text">
      <style:text-properties style:use-window-font-color="true" loext:opacity="0%" fo:font-size="18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НАЦІОНАЛЬНИЙ ТЕХНІЧНИЙ УНІВЕРСИТЕТ УКРАЇНИ </text:p>
      <text:p text:style-name="P5">«КИЇВСЬКИЙ ПОЛІТЕХНІЧНИЙ ІНСТИТУТ імені ІГОРЯ СІКОРСЬКОГО» <text:span text:style-name="Default_20_Paragraph_20_Font"><text:span text:style-name="T1"><text:s/></text:span></text:span></text:p>
      <text:p text:style-name="P13"><text:span text:style-name="Default_20_Paragraph_20_Font"><text:span text:style-name="T6">Факультет інформатики та обчислювальної техніки</text:span></text:span></text:p>
      <text:p text:style-name="P16"><text:span text:style-name="Default_20_Paragraph_20_Font"><text:span text:style-name="T7">Кафедра інформатики та програмної інженерії</text:span></text:span></text:p>
      <text:p text:style-name="P15"><text:span text:style-name="Default_20_Paragraph_20_Font"><text:span text:style-name="T1"><text:s text:c="2"/></text:span></text:span></text:p>
      <text:p text:style-name="P6"><text:span text:style-name="Default_20_Paragraph_20_Font"><text:span text:style-name="T1"/></text:span></text:p>
      <text:p text:style-name="P7"><text:span text:style-name="Default_20_Paragraph_20_Font"><text:span text:style-name="T2">КУРСОВА РОБОТА </text:span></text:span></text:p>
      <text:p text:style-name="P14"><text:span text:style-name="T5">з </text:span><text:span text:style-name="Default_20_Paragraph_20_Font"><text:span text:style-name="T8">дисципліни Компоненти програмної інженерії</text:span></text:span></text:p>
      <text:p text:style-name="P17"><text:span text:style-name="Default_20_Paragraph_20_Font"><text:span text:style-name="T8">за освітньо-професійною програмою </text:span></text:span></text:p>
      <text:p text:style-name="P17"><text:span text:style-name="Default_20_Paragraph_20_Font"><text:span text:style-name="T8">«Програмне забезпечення інформаційних управляючих систем та технологій»</text:span></text:span></text:p>
      <text:p text:style-name="P14"><text:span text:style-name="Default_20_Paragraph_20_Font"><text:span text:style-name="T8">спеціальності «121 Інженерія програмного забезпечення»</text:span></text:span></text:p>
      <text:p text:style-name="P8">на тему: <text:span text:style-name="T9">файлова система з консольним інтерфейсом</text:span></text:p>
      <text:p text:style-name="P9"><text:s/></text:p>
      <text:p text:style-name="P18">Студента <text:span text:style-name="T9">3 </text:span>курсу групи <text:span text:style-name="T9">ІП-11</text:span> <text:s/><text:span text:style-name="T14">Панченка Сергія Віталійовича</text:span></text:p>
      <text:p text:style-name="P18">Спеціальності 121 «Інженерія програмного забезпечення» </text:p>
      <text:p text:style-name="P30"><text:s/><text:span text:style-name="Default_20_Paragraph_20_Font"><text:span text:style-name="T1"><text:s/></text:span></text:span></text:p>
      <text:p text:style-name="P31">Керівник: <text:span text:style-name="T12">кандидат фізико-математичних наук, доцент </text:span><text:span text:style-name="T13">ПОПЕРЕШНЯК С.В.</text:span><text:span text:style-name="T12"> </text:span></text:p>
      <text:p text:style-name="P19"><draw:line text:anchor-type="paragraph" draw:z-index="20" draw:name="Line 7" draw:style-name="gr1" draw:text-style-name="P33" svg:x1="3.87cm" svg:y1="-0.021cm" svg:x2="18.052cm" svg:y2="-0.021cm"><text:p/></draw:line><text:span text:style-name="Default_20_Paragraph_20_Font"><text:span text:style-name="T1"><text:s/></text:span></text:span></text:p>
      <text:p text:style-name="P26">Кількість балів: ______________________ </text:p>
      <text:p text:style-name="P20">Національна оцінка ___________________ </text:p>
      <text:p text:style-name="P10"/>
      <text:p text:style-name="P11"><text:s/><text:tab/> <text:tab/> </text:p>
      <text:p text:style-name="P28">Члени комісії <text:tab/><text:tab/><text:tab/><text:tab/><text:tab/>кандидат фізико-математичних</text:p>
      <text:p text:style-name="P27">наук, доцент<text:span text:style-name="T12"> </text:span><text:span text:style-name="T13">ПОПЕРЕШНЯК </text:span><text:span text:style-name="T10">С.В.</text:span> </text:p>
      <text:p text:style-name="P21"><draw:line text:anchor-type="paragraph" draw:z-index="15" draw:name="Line 3" draw:style-name="gr2" draw:text-style-name="P34" svg:x1="6.304cm" svg:y1="0.249cm" svg:x2="9.162cm" svg:y2="0.249cm"><text:p/></draw:line><draw:line text:anchor-type="paragraph" draw:z-index="14" draw:name="Line 2" draw:style-name="gr3" draw:text-style-name="P34" svg:x1="6.304cm" svg:y1="0.249cm" svg:x2="9.162cm" svg:y2="0.249cm"><text:p/></draw:line><draw:line text:anchor-type="paragraph" draw:z-index="17" draw:name="Line 4" draw:style-name="gr2" draw:text-style-name="P34" svg:x1="9.611cm" svg:y1="0.222cm" svg:x2="18.289cm" svg:y2="0.229cm"><text:p/></draw:line><draw:line text:anchor-type="paragraph" draw:z-index="18" draw:name="Line 5" draw:style-name="gr2" draw:text-style-name="P34" svg:x1="9.611cm" svg:y1="0.222cm" svg:x2="18.289cm" svg:y2="0.229cm"><text:p/></draw:line></text:p>
      <text:p text:style-name="P25"><text:span text:style-name="Default_20_Paragraph_20_Font"><text:span text:style-name="T3"><text:tab/></text:span></text:span> <text:tab/><text:span text:style-name="Default_20_Paragraph_20_Font"><text:span text:style-name="T1">(підпис)</text:span></text:span> <text:tab/><text:span text:style-name="Default_20_Paragraph_20_Font"><text:span text:style-name="T1"> <text:tab/>(вчене звання, науковий ступінь, прізвище та ініціали)</text:span></text:span> </text:p>
      <text:p text:style-name="P32">старший викладач</text:p>
      <text:p text:style-name="P32">ГОЛОВЧЕНКО М.М</text:p>
      <text:p text:style-name="P22"><draw:line text:anchor-type="paragraph" draw:z-index="16" draw:name="Line 1" draw:style-name="gr2" draw:text-style-name="P34" svg:x1="6.304cm" svg:y1="0.393cm" svg:x2="9.162cm" svg:y2="0.393cm"><text:p/></draw:line><draw:line text:anchor-type="paragraph" draw:z-index="19" draw:name="Line 6" draw:style-name="gr2" draw:text-style-name="P34" svg:x1="9.506cm" svg:y1="0.393cm" svg:x2="18.184cm" svg:y2="0.4cm"><text:p/></draw:line></text:p>
      <text:p text:style-name="P24"><text:span text:style-name="Default_20_Paragraph_20_Font"><text:span text:style-name="T3"><text:tab/></text:span></text:span> <text:tab/><text:span text:style-name="Default_20_Paragraph_20_Font"><text:span text:style-name="T1">(підпис)</text:span></text:span> <text:tab/><text:span text:style-name="Default_20_Paragraph_20_Font"><text:span text:style-name="T1"> <text:tab/>(вчене звання, науковий ступінь, прізвище та ініціали)</text:span></text:span> </text:p>
      <text:p text:style-name="P23"><text:s/></text:p>
      <text:p text:style-name="P12">Київ- 202<text:span text:style-name="T4">3 </text:span>рік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09:02:08.810913974</dc:date>
    <meta:editing-duration>PT2H1M3S</meta:editing-duration>
    <meta:editing-cycles>28</meta:editing-cycles>
    <meta:document-statistic meta:table-count="0" meta:image-count="0" meta:object-count="0" meta:page-count="1" meta:paragraph-count="29" meta:word-count="107" meta:character-count="994" meta:non-whitespace-character-count="867"/>
  </office:meta>
</office:document-meta>
</file>